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994a" officeooo:paragraph-rsid="001e994a"/>
    </style:style>
    <style:style style:name="P2" style:family="paragraph" style:parent-style-name="Standard">
      <style:paragraph-properties fo:text-align="justify" style:justify-single-word="false"/>
      <style:text-properties officeooo:rsid="001fea70" officeooo:paragraph-rsid="001fea70"/>
    </style:style>
    <style:style style:name="P3" style:family="paragraph" style:parent-style-name="Standard">
      <style:paragraph-properties fo:margin-left="1.9693in" fo:margin-right="0in" fo:text-align="justify" style:justify-single-word="false" fo:text-indent="0in" style:auto-text-indent="false"/>
      <style:text-properties fo:font-size="14pt" fo:font-weight="bold" officeooo:rsid="001e994a" officeooo:paragraph-rsid="001e994a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2.4618in" fo:margin-right="0in" fo:text-indent="0in" style:auto-text-indent="false"/>
      <style:text-properties fo:font-size="14pt" fo:font-weight="bold" officeooo:rsid="001e3fa8" officeooo:paragraph-rsid="001e3fa8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officeooo:paragraph-rsid="001e994a"/>
    </style:style>
    <style:style style:name="T1" style:family="text">
      <style:text-properties officeooo:rsid="001e994a"/>
    </style:style>
    <style:style style:name="T2" style:family="text">
      <style:text-properties fo:color="#ce181e"/>
    </style:style>
    <style:style style:name="T3" style:family="text">
      <style:text-properties fo:color="#0066b3"/>
    </style:style>
    <style:style style:name="T4" style:family="text">
      <style:text-properties fo:color="#7da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ore integers in an array</text:p>
      <text:p text:style-name="P1">To declare an array (a) which contains three elements we use</text:p>
      <text:p text:style-name="P1">a[3];</text:p>
      <text:p text:style-name="P5"><text:span text:style-name="T1">What's special about C and many other programming languages </text:span>is that <text:span text:style-name="T2">we start counting at 0</text:span>. So the first array element actually is a position 0. The second is at position 1, and the third is at position 2.</text:p>
      <text:p text:style-name="P1"><text:s text:c="2"/></text:p>
      <text:p text:style-name="P3">Assign array elements from user input</text:p>
      <text:p text:style-name="P3"/>
      <text:p text:style-name="P2">we use do loop for this task. A sample is written below</text:p>
      <text:p text:style-name="P2"/>
      <text:p text:style-name="P2"><text:span text:style-name="T3">for</text:span>(i = <text:span text:style-name="T3">0</text:span> ; i &lt; <text:span text:style-name="T3">3</text:span> ; i++){</text:p>
      <text:p text:style-name="P2"><text:s text:c="8"/><text:span text:style-name="T4">printf</text:span>("Enter a value:");</text:p>
      <text:p text:style-name="P2"><text:s text:c="8"/><text:span text:style-name="T4">scanf</text:span>("<text:span text:style-name="T3">%d</text:span>", &amp;readValue);</text:p>
      <text:p text:style-name="P2"><text:s text:c="8"/>array[cellNumber] = readValue;</text:p>
      <text:p text:style-name="P2"><text:s text:c="8"/><text:span text:style-name="T4">printf</text:span>("Cell number <text:span text:style-name="T3">%d</text:span> contains <text:span text:style-name="T3">%d\n</text:span>", cellNumber, array[cellNumber]);</text:p>
      <text:p text:style-name="P2"><text:s text:c="8"/>cellNumber = cellNumber + <text:span text:style-name="T3">1</text:span>;</text:p>
      <text:p text:style-name="P2"><text:s text:c="4"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21:06.084470207</meta:creation-date>
    <dc:date>2019-02-14T22:55:09.262491651</dc:date>
    <meta:editing-duration>PT12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04" meta:character-count="637" meta:non-whitespace-character-count="500"/>
  </office:meta>
</office:document-meta>
</file>